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e40eb" officeooo:paragraph-rsid="000e40eb"/>
    </style:style>
    <style:style style:name="P2" style:family="paragraph" style:parent-style-name="Standard">
      <style:paragraph-properties fo:text-align="start" style:justify-single-word="false"/>
      <style:text-properties officeooo:rsid="000ffb2c" officeooo:paragraph-rsid="000ffb2c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4667" officeooo:paragraph-rsid="0011466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4667" officeooo:paragraph-rsid="00171e0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1e01" officeooo:paragraph-rsid="00171e0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7234" officeooo:paragraph-rsid="0017723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2dcb3" officeooo:paragraph-rsid="0012dcb3"/>
    </style:style>
    <style:style style:name="P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77234" officeooo:paragraph-rsid="00177234" fo:background-color="#1e1e1e" style:font-weight-asian="bold" style:font-weight-complex="bold"/>
    </style:style>
    <style:style style:name="P10" style:family="paragraph" style:parent-style-name="Standard">
      <style:paragraph-properties fo:margin-left="0.4925in" fo:margin-right="0in" style:line-height-at-least="0.198in" fo:text-indent="0in" style:auto-text-indent="false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70613" officeooo:paragraph-rsid="00171e01" style:font-weight-asian="bold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fo:font-weight="bold" officeooo:rsid="00114667" officeooo:paragraph-rsid="00114667" style:font-weight-asian="bold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bold" officeooo:rsid="00114667" officeooo:paragraph-rsid="00171e01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7c0a3" officeooo:paragraph-rsid="0007c0a3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07c0a3" officeooo:paragraph-rsid="0007c0a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7c0a3" officeooo:paragraph-rsid="0007c0a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9b0ec" officeooo:paragraph-rsid="0009b0ec" style:font-weight-asian="bold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bold" officeooo:rsid="0009b0ec" officeooo:paragraph-rsid="0009b0ec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c1436" officeooo:paragraph-rsid="000c1436" style:font-weight-asian="bold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fo:font-weight="bold" officeooo:rsid="000c1436" officeooo:paragraph-rsid="000c1436" style:font-weight-asian="bold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weight="bold" officeooo:rsid="000c6eed" officeooo:paragraph-rsid="000c6eed" style:font-weight-asian="bold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font-weight="bold" officeooo:rsid="000e40eb" officeooo:paragraph-rsid="000e40eb" style:font-weight-asian="bold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fo:font-weight="bold" officeooo:rsid="000ffb2c" officeooo:paragraph-rsid="000ffb2c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ffb2c" officeooo:paragraph-rsid="000ffb2c" style:font-weight-asian="bold" style:font-weight-complex="bold"/>
    </style:style>
    <style:style style:name="T1" style:family="text">
      <style:text-properties officeooo:rsid="000c6eed"/>
    </style:style>
    <style:style style:name="T2" style:family="text">
      <style:text-properties officeooo:rsid="000e40eb"/>
    </style:style>
    <style:style style:name="T3" style:family="text">
      <style:text-properties officeooo:rsid="000ffb2c"/>
    </style:style>
    <style:style style:name="T4" style:family="text">
      <style:text-properties officeooo:rsid="0014aef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4aa3" style:font-weight-asian="bold" style:font-weight-complex="bold"/>
    </style:style>
    <style:style style:name="T7" style:family="text">
      <style:text-properties fo:font-weight="bold" officeooo:rsid="000c6eed" style:font-weight-asian="bold" style:font-weight-complex="bold"/>
    </style:style>
    <style:style style:name="T8" style:family="text">
      <style:text-properties officeooo:rsid="0016eb00"/>
    </style:style>
    <style:style style:name="T9" style:family="text">
      <style:text-properties officeooo:rsid="00171e01"/>
    </style:style>
    <style:style style:name="T10" style:family="text">
      <style:text-properties fo:color="#569cd6"/>
    </style:style>
    <style:style style:name="T11" style:family="text">
      <style:text-properties fo:color="#dcdcaa"/>
    </style:style>
    <style:style style:name="T12" style:family="text">
      <style:text-properties fo:color="#9cdcfe"/>
    </style:style>
    <style:style style:name="T13" style:family="text">
      <style:text-properties fo:color="#b5cea8"/>
    </style:style>
    <style:style style:name="T14" style:family="text">
      <style:text-properties fo:color="#c586c0"/>
    </style:style>
    <style:style style:name="T15" style:family="text">
      <style:text-properties officeooo:rsid="00154a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¿Qué aprenderás en este Curso?</text:p>
      <text:p text:style-name="P14"/>
      <text:list xml:id="list3750891423" text:style-name="L1">
        <text:list-item>
          <text:p text:style-name="P15">Metodología de Resolución de Problemas.</text:p>
        </text:list-item>
        <text:list-item>
          <text:p text:style-name="P15">Uso de Algoritmos.</text:p>
        </text:list-item>
        <text:list-item>
          <text:p text:style-name="P15">Técnicas de Programación.</text:p>
        </text:list-item>
        <text:list-item>
          <text:p text:style-name="P15">Consejos para mejorar la Calidad.</text:p>
        </text:list-item>
        <text:list-item>
          <text:p text:style-name="P15">Buenas prácticas para Programar.</text:p>
        </text:list-item>
      </text:list>
      <text:p text:style-name="P16"/>
      <text:p text:style-name="P17">Conceptos Importantes:</text:p>
      <text:p text:style-name="P17"/>
      <text:list xml:id="list1404634815" text:style-name="L2">
        <text:list-item>
          <text:p text:style-name="P18">Arreglos.</text:p>
        </text:list-item>
        <text:list-item>
          <text:p text:style-name="P18">Tipos de Datos.</text:p>
        </text:list-item>
        <text:list-item>
          <text:p text:style-name="P18">Programas.</text:p>
        </text:list-item>
        <text:list-item>
          <text:p text:style-name="P18">Procesos.</text:p>
        </text:list-item>
        <text:list-item>
          <text:p text:style-name="P18">Hilos.</text:p>
        </text:list-item>
        <text:list-item>
          <text:p text:style-name="P18">Multi Hilos.</text:p>
        </text:list-item>
        <text:list-item>
          <text:p text:style-name="P18">Modelos Síncronos y Asincronos.</text:p>
        </text:list-item>
        <text:list-item>
          <text:p text:style-name="P18">Concurrencia.</text:p>
        </text:list-item>
        <text:list-item>
          <text:p text:style-name="P18">Paralelismo.</text:p>
        </text:list-item>
        <text:list-item>
          <text:p text:style-name="P18">Arreglos y Recursividad.</text:p>
          <text:p text:style-name="P18"/>
        </text:list-item>
      </text:list>
      <text:p text:style-name="P19">Conocimientos previo/Introducción de Programación Nivel I.</text:p>
      <text:p text:style-name="P19"/>
      <text:p text:style-name="P19">Lenguaje Informatico: Una aplicación esta formada por varios lenguajes que interactuan entre si.</text:p>
      <text:p text:style-name="P19"/>
      <text:list xml:id="list1319435105" text:style-name="L3">
        <text:list-item>
          <text:p text:style-name="P20">Lenguaje de programación: más conocido, lenguaje formal<text:tab/>, especifica serie de instrucciones que pueden ser procesadas <text:span text:style-name="T1">para </text:span>que una maquina puede entender. <text:s/><text:span text:style-name="T1">La manera de realizar comunicación con una maquina es por medio de pulsos de corriente y voltaje (digitos binarios(</text:span><text:span text:style-name="T15">0</text:span><text:span text:style-name="T1">=apagado/1=prendido))</text:span></text:p>
          <text:p text:style-name="P20"/>
        </text:list-item>
        <text:list-item>
          <text:p text:style-name="P21">Lenguaje de Consultas: Utilizado para ejecutar una serie de comandos <text:span text:style-name="T2">(orden a sistema informático) SQL (Se administra bases de datos relacionales y realizar diversas operaciones con datos que contienen) en aplicación.</text:span></text:p>
          <text:p text:style-name="P21"/>
        </text:list-item>
        <text:list-item>
          <text:p text:style-name="P22">Lenguaje de Marcado: Forma de codificar un documento, incorpora etiquetas o marcas, etiquetas tienen un nombre peculiar que indica contenido del documento, <text:span text:style-name="T3">algunos lenguajes tiene ML que se usa en diseño </text:span><text:span text:style-name="T15">(HTML, XML)</text:span></text:p>
          <text:p text:style-name="P22"/>
        </text:list-item>
        <text:list-item>
          <text:p text:style-name="P23">Lenguaje de Hoja de Estilo: Sirven para definir y crear presentacion de un documento estructurado escrito con lenguaje <text:span text:style-name="T4">marcado</text:span> (CSS). <text:span text:style-name="T4">Permite liberar composición de texto de aspectos visuales y favorece que se estructure y anote mediante de códigos que permite tratamiento más eficaz de contenidos.</text:span></text:p>
        </text:list-item>
      </text:list>
      <text:p text:style-name="P24"/>
      <text:p text:style-name="P24">Sintaxis de un Lenguaje: Conjunto de reglas que debe seguir escrito de código fuente de programas para considerarse como correctos para ese lenguaje:</text:p>
      <text:p text:style-name="P2"/>
      <text:p text:style-name="P4">Palabras reservadas, <text:span text:style-name="T8">Tipos de Datos, Sentencias, Bloque de Código, Comentarios, Operadores y perandos (unario,binario,temario) </text:span>Identificadores.</text:p>
      <text:p text:style-name="P4"><text:soft-page-break/></text:p>
      <text:p text:style-name="P11">Tipos de Datos:</text:p>
      <text:p text:style-name="P4"/>
      <text:p text:style-name="P11">Primitivos: </text:p>
      <text:list xml:id="list1811182164" text:style-name="L4">
        <text:list-item>
          <text:p text:style-name="P12">Número Entero (int): tipo de dato se corresponde con números enteros, sin parte decimal.</text:p>
        </text:list-item>
        <text:list-item>
          <text:p text:style-name="P12">Número Decimal (float): tipo de dato que corresponde con números reales con parte decimal.</text:p>
        </text:list-item>
        <text:list-item>
          <text:p text:style-name="P12">Caracter (chr): corresponde con simbolo tipográfico, (letra,número,coma,espacio,signo de puntuación)</text:p>
        </text:list-item>
        <text:list-item>
          <text:p text:style-name="P12">Booleano (bool): dato que reconoce solamente 2 valores: Verdadero (True) y Falso (False)</text:p>
        </text:list-item>
      </text:list>
      <text:p text:style-name="P5"/>
      <text:p text:style-name="P5">No Primitivos:</text:p>
      <text:list xml:id="list213307819278384" text:continue-numbering="true" text:style-name="L4">
        <text:list-item>
          <text:p text:style-name="P13">Cadena de Texto (str): corresponde con cadena de caracteres.</text:p>
        </text:list-item>
      </text:list>
      <text:p text:style-name="P1"/>
      <text:p text:style-name="P3">Manejo de tipos de Datos: <text:s/><text:span text:style-name="T9">INT VARIANBLE LIBRE o INT CONTANTE (RESTRICTIVO)</text:span></text:p>
      <text:p text:style-name="P3"/>
      <text:p text:style-name="P7">Estructura de una función:</text:p>
      <text:p text:style-name="P7"/>
      <text:p text:style-name="P5">Descomponer grandes problemas en tareas simples. </text:p>
      <text:p text:style-name="P5">Operaciones Comunes.</text:p>
      <text:p text:style-name="P5"><text:s/></text:p>
      <text:p text:style-name="P6"/>
      <text:p text:style-name="P9"><text:span text:style-name="T10">def</text:span> <text:span text:style-name="T11">salaryWeek</text:span>(<text:span text:style-name="T12">hrs</text:span>, <text:span text:style-name="T12">salaryHr</text:span>):</text:p>
      <text:p text:style-name="P10"><text:span text:style-name="T12">salary</text:span> = <text:span text:style-name="T12">hrs</text:span> * <text:span text:style-name="T12">salaryHr</text:span></text:p>
      <text:p text:style-name="P10"><text:span text:style-name="T12">salary</text:span> = <text:span text:style-name="T12">salary</text:span> * <text:span text:style-name="T13">7</text:span></text:p>
      <text:p text:style-name="P10"><text:span text:style-name="T14">return</text:span> <text:span text:style-name="T12">salary</text:span></text:p>
      <text:p text:style-name="P8"><text:span text:style-name="T11">print</text:span>(<text:span text:style-name="T11">salaryWeek</text:span>(<text:span text:style-name="T13">8</text:span>, <text:span text:style-name="T13">284</text:span>))</text:p>
      <text:p text:style-name="P8"><text:span text:style-name="T11">print</text:span>(<text:span text:style-name="T11">salaryWeek</text:span>(<text:span text:style-name="T13">4</text:span>, <text:span text:style-name="T13">10</text:span>))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21:55:23.110358374</meta:creation-date>
    <dc:date>2021-06-26T21:33:05.935127818</dc:date>
    <meta:editing-duration>PT34M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388" meta:character-count="2609" meta:non-whitespace-character-count="2287"/>
  </office:meta>
</office:document-meta>
</file>